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81"/>
    <style:style style:name="ce3" style:family="table-cell" style:parent-style-name="Default" style:data-style-name="N8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office:value-type="string" calcext:value-type="string">
            <text:p>Chromosom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Local Search r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or</text:p>
          </table:table-cell>
          <table:table-cell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.636" calcext:value-type="float">
            <text:p>102,636</text:p>
          </table:table-cell>
          <table:table-cell office:value-type="float" office:value="0.113" calcext:value-type="float">
            <text:p>0,113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float" office:value="61.537" calcext:value-type="float">
            <text:p>61,537</text:p>
          </table:table-cell>
          <table:table-cell office:value-type="float" office:value="0.00946" calcext:value-type="float">
            <text:p>0,00946</text:p>
          </table:table-cell>
          <table:table-cell table:number-columns-repeated="1637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7.398" calcext:value-type="float">
            <text:p>187,398</text:p>
          </table:table-cell>
          <table:table-cell office:value-type="float" office:value="0.00649" calcext:value-type="float">
            <text:p>0,00649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float" office:value="72.38" calcext:value-type="float">
            <text:p>72,38</text:p>
          </table:table-cell>
          <table:table-cell office:value-type="float" office:value="0.00729" calcext:value-type="float">
            <text:p>0,00729</text:p>
          </table:table-cell>
          <table:table-cell table:number-columns-repeated="1637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6.646" calcext:value-type="float">
            <text:p>416,646</text:p>
          </table:table-cell>
          <table:table-cell office:value-type="float" office:value="0.00572" calcext:value-type="float">
            <text:p>0,00572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 office:value-type="float" office:value="255.342" calcext:value-type="float">
            <text:p>255,342</text:p>
          </table:table-cell>
          <table:table-cell office:value-type="float" office:value="0.00694" calcext:value-type="float">
            <text:p>0,00694</text:p>
          </table:table-cell>
          <table:table-cell table:number-columns-repeated="1637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0.81" calcext:value-type="float">
            <text:p>830,81</text:p>
          </table:table-cell>
          <table:table-cell office:value-type="float" office:value="0.000222" calcext:value-type="float">
            <text:p>0,000222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30.81" calcext:value-type="float">
            <text:p>830,81</text:p>
          </table:table-cell>
          <table:table-cell office:value-type="float" office:value="0.000222" calcext:value-type="float">
            <text:p>0,000222</text:p>
          </table:table-cell>
          <table:table-cell table:number-columns-repeated="1637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67.19" calcext:value-type="float">
            <text:p>867,19</text:p>
          </table:table-cell>
          <table:table-cell table:style-name="ce2" office:value-type="float" office:value="0.0000121" calcext:value-type="float">
            <text:p>1,21E-05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float" office:value="1091.374" calcext:value-type="float">
            <text:p>1091,374</text:p>
          </table:table-cell>
          <table:table-cell table:style-name="ce2" office:value-type="float" office:value="0.00000293" calcext:value-type="float">
            <text:p>2,93E-0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EC1</text:p>
          </table:table-cell>
          <table:table-cell office:value-type="string" calcext:value-type="string">
            <text:p>BEC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77.93" calcext:value-type="float">
            <text:p>77,93</text:p>
          </table:table-cell>
          <table:table-cell office:value-type="float" office:value="12.24" calcext:value-type="float">
            <text:p>12,2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fgs</text:p>
          </table:table-cell>
          <table:table-cell office:value-type="float" office:value="3.35" calcext:value-type="float">
            <text:p>3,35</text:p>
          </table:table-cell>
          <table:table-cell office:value-type="float" office:value="8.97" calcext:value-type="float">
            <text:p>8,9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netic</text:p>
          </table:table-cell>
          <table:table-cell table:style-name="ce2" office:value-type="float" office:value="0.000222" calcext:value-type="float">
            <text:p>2,22E-04</text:p>
          </table:table-cell>
          <table:table-cell table:style-name="ce2" office:value-type="float" office:value="0.0000511" calcext:value-type="float">
            <text:p>5,11E-05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Pso</text:p>
          </table:table-cell>
          <table:table-cell table:style-name="ce3" office:value-type="float" office:value="0.0000535" calcext:value-type="float">
            <text:p>5,35E-05</text:p>
          </table:table-cell>
          <table:table-cell table:style-name="ce1" office:value-type="float" office:value="0.0038" calcext:value-type="float">
            <text:p>0,0038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.17" calcext:value-type="float">
            <text:p>3,17</text:p>
          </table:table-cell>
          <table:table-cell office:value-type="float" office:value="8.87" calcext:value-type="float">
            <text:p>8,87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4:28:53.463545641</meta:creation-date>
    <dc:date>2024-09-23T19:06:49.900510641</dc:date>
    <meta:editing-duration>PT4H37M46S</meta:editing-duration>
    <meta:editing-cycles>22</meta:editing-cycles>
    <meta:generator>LibreOffice/7.4.7.2$Linux_X86_64 LibreOffice_project/40$Build-2</meta:generator>
    <meta:document-statistic meta:table-count="1" meta:cell-count="54" meta:object-count="0"/>
  </office:meta>
</office:document-meta>
</file>